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96691" officeooo:paragraph-rsid="0009669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6691" officeooo:paragraph-rsid="0009669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a67c6" officeooo:paragraph-rsid="000a67c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98c3" officeooo:paragraph-rsid="000b98c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096691" officeooo:paragraph-rsid="00096691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a67c6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4pt" fo:font-weight="normal" officeooo:rsid="00096691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Phase 1</text:p>
      <text:p text:style-name="P1"/>
      <text:p text:style-name="P2">Organisation :</text:p>
      <text:p text:style-name="P2"/>
      <text:p text:style-name="P2"/>
      <text:p text:style-name="P3">Semaine du 02/02/2026 :</text:p>
      <text:p text:style-name="P3"/>
      <text:p text:style-name="P3"><text:span text:style-name="T2">Choix du thème et du nom du site :</text:span></text:p>
      <text:p text:style-name="P3"><text:tab/>- Thème : Star Wars <text:s/></text:p>
      <text:p text:style-name="P3"><text:tab/>- Nom : La Table des Jedi</text:p>
      <text:p text:style-name="P2"/>
      <text:p text:style-name="P2"/>
      <text:p text:style-name="P2"/>
      <text:p text:style-name="P4">Charte graphique :</text:p>
      <text:p text:style-name="P4"/>
      <text:p text:style-name="P4">Police </text:p>
      <text:p text:style-name="P4"/>
      <text:p text:style-name="P2"/>
      <text:p text:style-name="P2"/>
      <text:p text:style-name="P5">Problèmes recontrés : </text:p>
      <text:p text:style-name="P2">- <text:span text:style-name="T1">Choix du thème : Nous souhaitions demander à des restaurants existants de coopérer dans la creation de leur site web, malheuresement , le restaurant nous a fait faux pas ce qui nous a conduit à reprendre notre réflexion qui nous a mené au thème Star Wars.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09:16:04.363650548</meta:creation-date>
    <dc:date>2026-02-03T11:33:58.328371356</dc:date>
    <meta:editing-duration>PT7M23S</meta:editing-duration>
    <meta:editing-cycles>1</meta:editing-cycles>
    <meta:document-statistic meta:table-count="0" meta:image-count="0" meta:object-count="0" meta:page-count="1" meta:paragraph-count="10" meta:word-count="84" meta:character-count="439" meta:non-whitespace-character-count="359"/>
    <meta:generator>LibreOffice/7.0.4.2$Linux_X86_64 LibreOffice_project/00$Build-2</meta:generator>
  </office:meta>
</office:document-meta>
</file>